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style:style style:family="paragraph" style:name="Normal" style:display-name="Normal">
      <style:paragraph-properties fo:margin-right="0pt" style:line-spacing="2pt" fo:margin-top="0pt" fo:text-align="left" fo:orphans="0" fo:margin-left="0pt" fo:margin-bottom="0pt" fo:padding="0pt" fo:text-indent="0pt" fo:widows="1"/>
      <style:text-properties fo:color="#000000" style:font-name="Arial" fo:text-transform="None" fo:font-size="10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table" style:name="custom" style:display-name="custom">
      <style:table-column-properties/>
      <style:table-cell-properties/>
      <style:table-properties table:align="center"/>
      <style:table-row-properties/>
      <style:text-properties/>
      <style:paragraph-properties/>
    </style:style>
    <style:style style:family="table-column" style:name="TableColumn1" style:display-name="TableColumn1">
      <style:table-column-properties/>
    </style:style>
    <style:style style:family="table-column" style:name="TableColumn2" style:display-name="TableColumn2">
      <style:table-column-properties/>
    </style:style>
    <style:style style:family="table-column" style:name="TableColumn3" style:display-name="TableColumn3">
      <style:table-column-properties/>
    </style:style>
    <style:style style:family="table-column" style:name="TableColumn4" style:display-name="TableColumn4">
      <style:table-column-properties/>
    </style:style>
    <style:style style:family="table-column" style:name="TableColumn5" style:display-name="TableColumn5">
      <style:table-column-properties/>
    </style:style>
    <style:style style:family="table-column" style:name="TableColumn6" style:display-name="TableColumn6">
      <style:table-column-properties/>
    </style:style>
    <style:style style:family="table-row" style:name="TableRow1" style:display-name="TableRow1">
      <style:table-row-properties style:use-optimal-row-height="true"/>
    </style:style>
    <style:style style:family="table-cell" style:name="TableCell1" style:display-name="TableCell1">
      <style:table-cell-properties style:shrink-to-fit="true"/>
    </style:style>
    <style:style style:family="paragraph" style:name="CellContent1" style:display-name="CellContent1">
      <style:text-properties/>
      <style:paragraph-properties fo:text-align="center"/>
    </style:style>
    <style:style style:family="table-cell" style:name="TableCell2" style:display-name="TableCell2">
      <style:table-cell-properties style:shrink-to-fit="true"/>
    </style:style>
    <style:style style:family="paragraph" style:name="CellContent2" style:display-name="CellContent2">
      <style:text-properties/>
      <style:paragraph-properties fo:text-align="center"/>
    </style:style>
    <style:style style:family="table-cell" style:name="TableCell3" style:display-name="TableCell3">
      <style:table-cell-properties style:shrink-to-fit="true"/>
    </style:style>
    <style:style style:family="paragraph" style:name="CellContent3" style:display-name="CellContent3">
      <style:text-properties/>
      <style:paragraph-properties fo:text-align="center"/>
    </style:style>
    <style:style style:family="table-cell" style:name="TableCell4" style:display-name="TableCell4">
      <style:table-cell-properties style:shrink-to-fit="true"/>
    </style:style>
    <style:style style:family="paragraph" style:name="CellContent4" style:display-name="CellContent4">
      <style:text-properties/>
      <style:paragraph-properties fo:text-align="center"/>
    </style:style>
    <style:style style:family="table-cell" style:name="TableCell5" style:display-name="TableCell5">
      <style:table-cell-properties style:shrink-to-fit="true"/>
    </style:style>
    <style:style style:family="paragraph" style:name="CellContent5" style:display-name="CellContent5">
      <style:text-properties/>
      <style:paragraph-properties fo:text-align="center"/>
    </style:style>
    <style:style style:family="table-cell" style:name="TableCell6" style:display-name="TableCell6">
      <style:table-cell-properties style:shrink-to-fit="true"/>
    </style:style>
    <style:style style:family="paragraph" style:name="CellContent6" style:display-name="CellContent6">
      <style:text-properties/>
      <style:paragraph-properties fo:text-align="center"/>
    </style:style>
    <style:style style:family="table-row" style:name="TableRow2" style:display-name="TableRow2">
      <style:table-row-properties style:use-optimal-row-height="true"/>
    </style:style>
    <style:style style:family="table-cell" style:name="TableCell7" style:display-name="TableCell7">
      <style:table-cell-properties style:shrink-to-fit="true"/>
    </style:style>
    <style:style style:family="paragraph" style:name="CellContent7" style:display-name="CellContent7">
      <style:text-properties/>
      <style:paragraph-properties fo:text-align="center"/>
    </style:style>
    <style:style style:family="table-cell" style:name="TableCell8" style:display-name="TableCell8">
      <style:table-cell-properties style:shrink-to-fit="true"/>
    </style:style>
    <style:style style:family="paragraph" style:name="CellContent8" style:display-name="CellContent8">
      <style:text-properties/>
      <style:paragraph-properties fo:text-align="center"/>
    </style:style>
    <style:style style:family="table-cell" style:name="TableCell9" style:display-name="TableCell9">
      <style:table-cell-properties style:shrink-to-fit="true"/>
    </style:style>
    <style:style style:family="paragraph" style:name="CellContent9" style:display-name="CellContent9">
      <style:text-properties/>
      <style:paragraph-properties fo:text-align="center"/>
    </style:style>
    <style:style style:family="table-cell" style:name="TableCell10" style:display-name="TableCell10">
      <style:table-cell-properties style:shrink-to-fit="true"/>
    </style:style>
    <style:style style:family="paragraph" style:name="CellContent10" style:display-name="CellContent10">
      <style:text-properties/>
      <style:paragraph-properties fo:text-align="center"/>
    </style:style>
    <style:style style:family="table-cell" style:name="TableCell11" style:display-name="TableCell11">
      <style:table-cell-properties style:shrink-to-fit="true"/>
    </style:style>
    <style:style style:family="paragraph" style:name="CellContent11" style:display-name="CellContent11">
      <style:text-properties/>
      <style:paragraph-properties fo:text-align="center"/>
    </style:style>
    <style:style style:family="table-cell" style:name="TableCell12" style:display-name="TableCell12">
      <style:table-cell-properties style:shrink-to-fit="true"/>
    </style:style>
    <style:style style:family="paragraph" style:name="CellContent12" style:display-name="CellContent12">
      <style:text-properties/>
      <style:paragraph-properties fo:text-align="center"/>
    </style:style>
    <style:style style:family="table-row" style:name="TableRow3" style:display-name="TableRow3">
      <style:table-row-properties style:use-optimal-row-height="true"/>
    </style:style>
    <style:style style:family="table-cell" style:name="TableCell13" style:display-name="TableCell13">
      <style:table-cell-properties style:shrink-to-fit="true"/>
    </style:style>
    <style:style style:family="paragraph" style:name="CellContent13" style:display-name="CellContent13">
      <style:text-properties/>
      <style:paragraph-properties fo:text-align="center"/>
    </style:style>
    <style:style style:family="table-cell" style:name="TableCell14" style:display-name="TableCell14">
      <style:table-cell-properties style:shrink-to-fit="true"/>
    </style:style>
    <style:style style:family="paragraph" style:name="CellContent14" style:display-name="CellContent14">
      <style:text-properties/>
      <style:paragraph-properties fo:text-align="center"/>
    </style:style>
    <style:style style:family="table-cell" style:name="TableCell15" style:display-name="TableCell15">
      <style:table-cell-properties style:shrink-to-fit="true"/>
    </style:style>
    <style:style style:family="paragraph" style:name="CellContent15" style:display-name="CellContent15">
      <style:text-properties/>
      <style:paragraph-properties fo:text-align="center"/>
    </style:style>
    <style:style style:family="table-cell" style:name="TableCell16" style:display-name="TableCell16">
      <style:table-cell-properties style:shrink-to-fit="true"/>
    </style:style>
    <style:style style:family="paragraph" style:name="CellContent16" style:display-name="CellContent16">
      <style:text-properties/>
      <style:paragraph-properties fo:text-align="center"/>
    </style:style>
    <style:style style:family="table-cell" style:name="TableCell17" style:display-name="TableCell17">
      <style:table-cell-properties style:shrink-to-fit="true"/>
    </style:style>
    <style:style style:family="paragraph" style:name="CellContent17" style:display-name="CellContent17">
      <style:text-properties/>
      <style:paragraph-properties fo:text-align="center"/>
    </style:style>
    <style:style style:family="table-cell" style:name="TableCell18" style:display-name="TableCell18">
      <style:table-cell-properties style:shrink-to-fit="true"/>
    </style:style>
    <style:style style:family="paragraph" style:name="CellContent18" style:display-name="CellContent18">
      <style:text-properties/>
      <style:paragraph-properties fo:text-align="center"/>
    </style:style>
    <style:style style:family="table-row" style:name="TableRow4" style:display-name="TableRow4">
      <style:table-row-properties style:use-optimal-row-height="true"/>
    </style:style>
    <style:style style:family="table-cell" style:name="TableCell19" style:display-name="TableCell19">
      <style:table-cell-properties style:shrink-to-fit="true"/>
    </style:style>
    <style:style style:family="paragraph" style:name="CellContent19" style:display-name="CellContent19">
      <style:text-properties/>
      <style:paragraph-properties fo:text-align="center"/>
    </style:style>
    <style:style style:family="table-cell" style:name="TableCell20" style:display-name="TableCell20">
      <style:table-cell-properties style:shrink-to-fit="true"/>
    </style:style>
    <style:style style:family="paragraph" style:name="CellContent20" style:display-name="CellContent20">
      <style:text-properties/>
      <style:paragraph-properties fo:text-align="center"/>
    </style:style>
    <style:style style:family="table-cell" style:name="TableCell21" style:display-name="TableCell21">
      <style:table-cell-properties style:shrink-to-fit="true"/>
    </style:style>
    <style:style style:family="paragraph" style:name="CellContent21" style:display-name="CellContent21">
      <style:text-properties/>
      <style:paragraph-properties fo:text-align="center"/>
    </style:style>
    <style:style style:family="table-cell" style:name="TableCell22" style:display-name="TableCell22">
      <style:table-cell-properties style:shrink-to-fit="true"/>
    </style:style>
    <style:style style:family="paragraph" style:name="CellContent22" style:display-name="CellContent22">
      <style:text-properties/>
      <style:paragraph-properties fo:text-align="center"/>
    </style:style>
    <style:style style:family="table-cell" style:name="TableCell23" style:display-name="TableCell23">
      <style:table-cell-properties style:shrink-to-fit="true"/>
    </style:style>
    <style:style style:family="paragraph" style:name="CellContent23" style:display-name="CellContent23">
      <style:text-properties/>
      <style:paragraph-properties fo:text-align="center"/>
    </style:style>
    <style:style style:family="table-cell" style:name="TableCell24" style:display-name="TableCell24">
      <style:table-cell-properties style:shrink-to-fit="true"/>
    </style:style>
    <style:style style:family="paragraph" style:name="CellContent24" style:display-name="CellContent24">
      <style:text-properties/>
      <style:paragraph-properties fo:text-align="center"/>
    </style:style>
    <style:style style:family="table-row" style:name="TableRow5" style:display-name="TableRow5">
      <style:table-row-properties style:use-optimal-row-height="true"/>
    </style:style>
    <style:style style:family="table-cell" style:name="TableCell25" style:display-name="TableCell25">
      <style:table-cell-properties style:shrink-to-fit="true"/>
    </style:style>
    <style:style style:family="paragraph" style:name="CellContent25" style:display-name="CellContent25">
      <style:text-properties/>
      <style:paragraph-properties fo:text-align="center"/>
    </style:style>
    <style:style style:family="table-cell" style:name="TableCell26" style:display-name="TableCell26">
      <style:table-cell-properties style:shrink-to-fit="true"/>
    </style:style>
    <style:style style:family="paragraph" style:name="CellContent26" style:display-name="CellContent26">
      <style:text-properties/>
      <style:paragraph-properties fo:text-align="center"/>
    </style:style>
    <style:style style:family="table-cell" style:name="TableCell27" style:display-name="TableCell27">
      <style:table-cell-properties style:shrink-to-fit="true"/>
    </style:style>
    <style:style style:family="paragraph" style:name="CellContent27" style:display-name="CellContent27">
      <style:text-properties/>
      <style:paragraph-properties fo:text-align="center"/>
    </style:style>
    <style:style style:family="table-cell" style:name="TableCell28" style:display-name="TableCell28">
      <style:table-cell-properties style:shrink-to-fit="true"/>
    </style:style>
    <style:style style:family="paragraph" style:name="CellContent28" style:display-name="CellContent28">
      <style:text-properties/>
      <style:paragraph-properties fo:text-align="center"/>
    </style:style>
    <style:style style:family="table-cell" style:name="TableCell29" style:display-name="TableCell29">
      <style:table-cell-properties style:shrink-to-fit="true"/>
    </style:style>
    <style:style style:family="paragraph" style:name="CellContent29" style:display-name="CellContent29">
      <style:text-properties/>
      <style:paragraph-properties fo:text-align="center"/>
    </style:style>
    <style:style style:family="table-cell" style:name="TableCell30" style:display-name="TableCell30">
      <style:table-cell-properties style:shrink-to-fit="true"/>
    </style:style>
    <style:style style:family="paragraph" style:name="CellContent30" style:display-name="CellContent30">
      <style:text-properties/>
      <style:paragraph-properties fo:text-align="center"/>
    </style:style>
    <style:style style:family="paragraph" style:name="Sp1" style:display-name="Sp1">
      <style:paragraph-properties style:line-spacing="14.1732283465pt"/>
    </style:style>
    <style:style style:family="table-column" style:name="TableColumn7" style:display-name="TableColumn7">
      <style:table-column-properties/>
    </style:style>
    <style:style style:family="table-column" style:name="TableColumn8" style:display-name="TableColumn8">
      <style:table-column-properties/>
    </style:style>
    <style:style style:family="table-column" style:name="TableColumn9" style:display-name="TableColumn9">
      <style:table-column-properties/>
    </style:style>
    <style:style style:family="table-column" style:name="TableColumn10" style:display-name="TableColumn10">
      <style:table-column-properties/>
    </style:style>
    <style:style style:family="table-column" style:name="TableColumn11" style:display-name="TableColumn11">
      <style:table-column-properties/>
    </style:style>
    <style:style style:family="table-row" style:name="TableRow6" style:display-name="TableRow6">
      <style:table-row-properties style:use-optimal-row-height="true"/>
    </style:style>
    <style:style style:family="table-cell" style:name="TableCell31" style:display-name="TableCell31">
      <style:table-cell-properties style:shrink-to-fit="true"/>
    </style:style>
    <style:style style:family="paragraph" style:name="CellContent31" style:display-name="CellContent31">
      <style:text-properties/>
      <style:paragraph-properties fo:text-align="center"/>
    </style:style>
    <style:style style:family="table-cell" style:name="TableCell32" style:display-name="TableCell32">
      <style:table-cell-properties style:shrink-to-fit="true"/>
    </style:style>
    <style:style style:family="paragraph" style:name="CellContent32" style:display-name="CellContent32">
      <style:text-properties/>
      <style:paragraph-properties fo:text-align="center"/>
    </style:style>
    <style:style style:family="table-cell" style:name="TableCell33" style:display-name="TableCell33">
      <style:table-cell-properties style:shrink-to-fit="true"/>
    </style:style>
    <style:style style:family="paragraph" style:name="CellContent33" style:display-name="CellContent33">
      <style:text-properties/>
      <style:paragraph-properties fo:text-align="center"/>
    </style:style>
    <style:style style:family="table-cell" style:name="TableCell34" style:display-name="TableCell34">
      <style:table-cell-properties style:shrink-to-fit="true"/>
    </style:style>
    <style:style style:family="paragraph" style:name="CellContent34" style:display-name="CellContent34">
      <style:text-properties/>
      <style:paragraph-properties fo:text-align="center"/>
    </style:style>
    <style:style style:family="table-cell" style:name="TableCell35" style:display-name="TableCell35">
      <style:table-cell-properties style:shrink-to-fit="true"/>
    </style:style>
    <style:style style:family="paragraph" style:name="CellContent35" style:display-name="CellContent35">
      <style:text-properties/>
      <style:paragraph-properties fo:text-align="center"/>
    </style:style>
    <style:style style:family="table-row" style:name="TableRow7" style:display-name="TableRow7">
      <style:table-row-properties style:use-optimal-row-height="true"/>
    </style:style>
    <style:style style:family="table-cell" style:name="TableCell36" style:display-name="TableCell36">
      <style:table-cell-properties style:shrink-to-fit="true"/>
    </style:style>
    <style:style style:family="paragraph" style:name="CellContent36" style:display-name="CellContent36">
      <style:text-properties/>
      <style:paragraph-properties fo:text-align="center"/>
    </style:style>
    <style:style style:family="table-cell" style:name="TableCell37" style:display-name="TableCell37">
      <style:table-cell-properties style:shrink-to-fit="true"/>
    </style:style>
    <style:style style:family="paragraph" style:name="CellContent37" style:display-name="CellContent37">
      <style:text-properties/>
      <style:paragraph-properties fo:text-align="center"/>
    </style:style>
    <style:style style:family="table-cell" style:name="TableCell38" style:display-name="TableCell38">
      <style:table-cell-properties style:shrink-to-fit="true"/>
    </style:style>
    <style:style style:family="paragraph" style:name="CellContent38" style:display-name="CellContent38">
      <style:text-properties/>
      <style:paragraph-properties fo:text-align="center"/>
    </style:style>
    <style:style style:family="table-cell" style:name="TableCell39" style:display-name="TableCell39">
      <style:table-cell-properties style:shrink-to-fit="true"/>
    </style:style>
    <style:style style:family="paragraph" style:name="CellContent39" style:display-name="CellContent39">
      <style:text-properties/>
      <style:paragraph-properties fo:text-align="center"/>
    </style:style>
    <style:style style:family="table-cell" style:name="TableCell40" style:display-name="TableCell40">
      <style:table-cell-properties style:shrink-to-fit="true"/>
    </style:style>
    <style:style style:family="paragraph" style:name="CellContent40" style:display-name="CellContent40">
      <style:text-properties/>
      <style:paragraph-properties fo:text-align="center"/>
    </style:style>
    <style:style style:family="table-row" style:name="TableRow8" style:display-name="TableRow8">
      <style:table-row-properties style:use-optimal-row-height="true"/>
    </style:style>
    <style:style style:family="table-cell" style:name="TableCell41" style:display-name="TableCell41">
      <style:table-cell-properties style:shrink-to-fit="true"/>
    </style:style>
    <style:style style:family="paragraph" style:name="CellContent41" style:display-name="CellContent41">
      <style:text-properties/>
      <style:paragraph-properties fo:text-align="center"/>
    </style:style>
    <style:style style:family="table-cell" style:name="TableCell42" style:display-name="TableCell42">
      <style:table-cell-properties style:shrink-to-fit="true"/>
    </style:style>
    <style:style style:family="paragraph" style:name="CellContent42" style:display-name="CellContent42">
      <style:text-properties/>
      <style:paragraph-properties fo:text-align="center"/>
    </style:style>
    <style:style style:family="table-cell" style:name="TableCell43" style:display-name="TableCell43">
      <style:table-cell-properties style:shrink-to-fit="true"/>
    </style:style>
    <style:style style:family="paragraph" style:name="CellContent43" style:display-name="CellContent43">
      <style:text-properties/>
      <style:paragraph-properties fo:text-align="center"/>
    </style:style>
    <style:style style:family="table-cell" style:name="TableCell44" style:display-name="TableCell44">
      <style:table-cell-properties style:shrink-to-fit="true"/>
    </style:style>
    <style:style style:family="paragraph" style:name="CellContent44" style:display-name="CellContent44">
      <style:text-properties/>
      <style:paragraph-properties fo:text-align="center"/>
    </style:style>
    <style:style style:family="table-cell" style:name="TableCell45" style:display-name="TableCell45">
      <style:table-cell-properties style:shrink-to-fit="true"/>
    </style:style>
    <style:style style:family="paragraph" style:name="CellContent45" style:display-name="CellContent45">
      <style:text-properties/>
      <style:paragraph-properties fo:text-align="center"/>
    </style:style>
  </office:automatic-styles>
  <office:body>
    <office:text text:use-soft-page-breaks="true">
      <text:p text:style-name="Title"><text:span text:style-name="T1">&lt;blockTableStyle&gt;</text:span><text:span text:style-name="T2"> Tag Demo</text:span></text:p>
      <text:p text:style-name="Normal"><text:span text:style-name="T3">This demo ensures that a table style can be applied multiple times. </text:span></text:p>
      <table:table table:style-name="custom">
        <table:table-column table:style-name="TableColumn1"/>
        <table:table-column table:style-name="TableColumn2"/>
        <table:table-column table:style-name="TableColumn3"/>
        <table:table-column table:style-name="TableColumn4"/>
        <table:table-column table:style-name="TableColumn5"/>
        <table:table-column table:style-name="TableColumn6"/>
        <table:table-row table:style-name="TableRow1">
          <table:table-cell table:style-name="TableCell1" office:value-type="string">
            <text:p text:style-name="CellContent1"><text:span text:style-name="T4">00</text:span></text:p>
          </table:table-cell>
          <table:table-cell table:style-name="TableCell2" office:value-type="string">
            <text:p text:style-name="CellContent2"><text:span text:style-name="T5">01</text:span></text:p>
          </table:table-cell>
          <table:table-cell table:style-name="TableCell3" office:value-type="string">
            <text:p text:style-name="CellContent3"><text:span text:style-name="T6">02</text:span></text:p>
          </table:table-cell>
          <table:table-cell table:style-name="TableCell4" office:value-type="string">
            <text:p text:style-name="CellContent4"><text:span text:style-name="T7">03</text:span></text:p>
          </table:table-cell>
          <table:table-cell table:style-name="TableCell5" office:value-type="string">
            <text:p text:style-name="CellContent5"><text:span text:style-name="T8">04</text:span></text:p>
          </table:table-cell>
          <table:table-cell table:style-name="TableCell6" office:value-type="string">
            <text:p text:style-name="CellContent6"><text:span text:style-name="T9">05</text:span></text:p>
          </table:table-cell>
        </table:table-row>
        <table:table-row table:style-name="TableRow2">
          <table:table-cell table:style-name="TableCell7" office:value-type="string">
            <text:p text:style-name="CellContent7"><text:span text:style-name="T10">10</text:span></text:p>
          </table:table-cell>
          <table:table-cell table:style-name="TableCell8" office:value-type="string">
            <text:p text:style-name="CellContent8"><text:span text:style-name="T11">11</text:span></text:p>
          </table:table-cell>
          <table:table-cell table:style-name="TableCell9" office:value-type="string">
            <text:p text:style-name="CellContent9"><text:span text:style-name="T12">12</text:span></text:p>
          </table:table-cell>
          <table:table-cell table:style-name="TableCell10" office:value-type="string">
            <text:p text:style-name="CellContent10"><text:span text:style-name="T13">13</text:span></text:p>
          </table:table-cell>
          <table:table-cell table:style-name="TableCell11" office:value-type="string">
            <text:p text:style-name="CellContent11"><text:span text:style-name="T14">14</text:span></text:p>
          </table:table-cell>
          <table:table-cell table:style-name="TableCell12" office:value-type="string">
            <text:p text:style-name="CellContent12"><text:span text:style-name="T15">15</text:span></text:p>
          </table:table-cell>
        </table:table-row>
        <table:table-row table:style-name="TableRow3">
          <table:table-cell table:style-name="TableCell13" office:value-type="string">
            <text:p text:style-name="CellContent13"><text:span text:style-name="T16">20</text:span></text:p>
          </table:table-cell>
          <table:table-cell table:style-name="TableCell14" office:value-type="string">
            <text:p text:style-name="CellContent14"><text:span text:style-name="T17">21</text:span></text:p>
          </table:table-cell>
          <table:table-cell table:style-name="TableCell15" office:value-type="string">
            <text:p text:style-name="CellContent15"><text:span text:style-name="T18">22</text:span></text:p>
          </table:table-cell>
          <table:table-cell table:style-name="TableCell16" office:value-type="string">
            <text:p text:style-name="CellContent16"><text:span text:style-name="T19">23</text:span></text:p>
          </table:table-cell>
          <table:table-cell table:style-name="TableCell17" office:value-type="string">
            <text:p text:style-name="CellContent17"><text:span text:style-name="T20">24</text:span></text:p>
          </table:table-cell>
          <table:table-cell table:style-name="TableCell18" office:value-type="string">
            <text:p text:style-name="CellContent18"><text:span text:style-name="T21">25</text:span></text:p>
          </table:table-cell>
        </table:table-row>
        <table:table-row table:style-name="TableRow4">
          <table:table-cell table:style-name="TableCell19" office:value-type="string">
            <text:p text:style-name="CellContent19"><text:span text:style-name="T22">30</text:span></text:p>
          </table:table-cell>
          <table:table-cell table:style-name="TableCell20" office:value-type="string">
            <text:p text:style-name="CellContent20"><text:span text:style-name="T23">31</text:span></text:p>
          </table:table-cell>
          <table:table-cell table:style-name="TableCell21" office:value-type="string">
            <text:p text:style-name="CellContent21"><text:span text:style-name="T24">32</text:span></text:p>
          </table:table-cell>
          <table:table-cell table:style-name="TableCell22" office:value-type="string">
            <text:p text:style-name="CellContent22"><text:span text:style-name="T25">33</text:span></text:p>
          </table:table-cell>
          <table:table-cell table:style-name="TableCell23" office:value-type="string">
            <text:p text:style-name="CellContent23"><text:span text:style-name="T26">34</text:span></text:p>
          </table:table-cell>
          <table:table-cell table:style-name="TableCell24" office:value-type="string">
            <text:p text:style-name="CellContent24"><text:span text:style-name="T27">35</text:span></text:p>
          </table:table-cell>
        </table:table-row>
        <table:table-row table:style-name="TableRow5">
          <table:table-cell table:style-name="TableCell25" office:value-type="string">
            <text:p text:style-name="CellContent25"><text:span text:style-name="T28">40</text:span></text:p>
          </table:table-cell>
          <table:table-cell table:style-name="TableCell26" office:value-type="string">
            <text:p text:style-name="CellContent26"><text:span text:style-name="T29">41</text:span></text:p>
          </table:table-cell>
          <table:table-cell table:style-name="TableCell27" office:value-type="string">
            <text:p text:style-name="CellContent27"><text:span text:style-name="T30">42</text:span></text:p>
          </table:table-cell>
          <table:table-cell table:style-name="TableCell28" office:value-type="string">
            <text:p text:style-name="CellContent28"><text:span text:style-name="T31">43</text:span></text:p>
          </table:table-cell>
          <table:table-cell table:style-name="TableCell29" office:value-type="string">
            <text:p text:style-name="CellContent29"><text:span text:style-name="T32">44</text:span></text:p>
          </table:table-cell>
          <table:table-cell table:style-name="TableCell30" office:value-type="string">
            <text:p text:style-name="CellContent30"><text:span text:style-name="T33">45</text:span></text:p>
          </table:table-cell>
        </table:table-row>
      </table:table>
      <text:p text:style-name="Sp1"/>
      <table:table table:style-name="custom">
        <table:table-column table:style-name="TableColumn7"/>
        <table:table-column table:style-name="TableColumn8"/>
        <table:table-column table:style-name="TableColumn9"/>
        <table:table-column table:style-name="TableColumn10"/>
        <table:table-column table:style-name="TableColumn11"/>
        <table:table-row table:style-name="TableRow6">
          <table:table-cell table:style-name="TableCell31" office:value-type="string">
            <text:p text:style-name="CellContent31"><text:span text:style-name="T34">00</text:span></text:p>
          </table:table-cell>
          <table:table-cell table:style-name="TableCell32" office:value-type="string">
            <text:p text:style-name="CellContent32"><text:span text:style-name="T35">01</text:span></text:p>
          </table:table-cell>
          <table:table-cell table:style-name="TableCell33" office:value-type="string">
            <text:p text:style-name="CellContent33"><text:span text:style-name="T36">02</text:span></text:p>
          </table:table-cell>
          <table:table-cell table:style-name="TableCell34" office:value-type="string">
            <text:p text:style-name="CellContent34"><text:span text:style-name="T37">03</text:span></text:p>
          </table:table-cell>
          <table:table-cell table:style-name="TableCell35" office:value-type="string">
            <text:p text:style-name="CellContent35"><text:span text:style-name="T38">04</text:span></text:p>
          </table:table-cell>
        </table:table-row>
        <table:table-row table:style-name="TableRow7">
          <table:table-cell table:style-name="TableCell36" office:value-type="string">
            <text:p text:style-name="CellContent36"><text:span text:style-name="T39">10</text:span></text:p>
          </table:table-cell>
          <table:table-cell table:style-name="TableCell37" office:value-type="string">
            <text:p text:style-name="CellContent37"><text:span text:style-name="T40">11</text:span></text:p>
          </table:table-cell>
          <table:table-cell table:style-name="TableCell38" office:value-type="string">
            <text:p text:style-name="CellContent38"><text:span text:style-name="T41">12</text:span></text:p>
          </table:table-cell>
          <table:table-cell table:style-name="TableCell39" office:value-type="string">
            <text:p text:style-name="CellContent39"><text:span text:style-name="T42">13</text:span></text:p>
          </table:table-cell>
          <table:table-cell table:style-name="TableCell40" office:value-type="string">
            <text:p text:style-name="CellContent40"><text:span text:style-name="T43">14</text:span></text:p>
          </table:table-cell>
        </table:table-row>
        <table:table-row table:style-name="TableRow8">
          <table:table-cell table:style-name="TableCell41" office:value-type="string">
            <text:p text:style-name="CellContent41"><text:span text:style-name="T44">20</text:span></text:p>
          </table:table-cell>
          <table:table-cell table:style-name="TableCell42" office:value-type="string">
            <text:p text:style-name="CellContent42"><text:span text:style-name="T45">21</text:span></text:p>
          </table:table-cell>
          <table:table-cell table:style-name="TableCell43" office:value-type="string">
            <text:p text:style-name="CellContent43"><text:span text:style-name="T46">22</text:span></text:p>
          </table:table-cell>
          <table:table-cell table:style-name="TableCell44" office:value-type="string">
            <text:p text:style-name="CellContent44"><text:span text:style-name="T47">23</text:span></text:p>
          </table:table-cell>
          <table:table-cell table:style-name="TableCell45" office:value-type="string">
            <text:p text:style-name="CellContent45"><text:span text:style-name="T48">24</text:span></text:p>
          </table:table-cell>
        </table:table-row>
      </table:table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styles>
    <style:style style:family="text" style:name="T1" style:display-name="T1">
      <style:text-properties style:font-name="Courier"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  <style:style style:family="text" style:name="T11" style:display-name="T11">
      <style:text-properties/>
    </style:style>
    <style:style style:family="text" style:name="T12" style:display-name="T12">
      <style:text-properties/>
    </style:style>
    <style:style style:family="text" style:name="T13" style:display-name="T13">
      <style:text-properties/>
    </style:style>
    <style:style style:family="text" style:name="T14" style:display-name="T14">
      <style:text-properties/>
    </style:style>
    <style:style style:family="text" style:name="T15" style:display-name="T15">
      <style:text-properties/>
    </style:style>
    <style:style style:family="text" style:name="T16" style:display-name="T16">
      <style:text-properties/>
    </style:style>
    <style:style style:family="text" style:name="T17" style:display-name="T17">
      <style:text-properties/>
    </style:style>
    <style:style style:family="text" style:name="T18" style:display-name="T18">
      <style:text-properties/>
    </style:style>
    <style:style style:family="text" style:name="T19" style:display-name="T19">
      <style:text-properties/>
    </style:style>
    <style:style style:family="text" style:name="T20" style:display-name="T20">
      <style:text-properties/>
    </style:style>
    <style:style style:family="text" style:name="T21" style:display-name="T21">
      <style:text-properties/>
    </style:style>
    <style:style style:family="text" style:name="T22" style:display-name="T22">
      <style:text-properties/>
    </style:style>
    <style:style style:family="text" style:name="T23" style:display-name="T23">
      <style:text-properties/>
    </style:style>
    <style:style style:family="text" style:name="T24" style:display-name="T24">
      <style:text-properties/>
    </style:style>
    <style:style style:family="text" style:name="T25" style:display-name="T25">
      <style:text-properties/>
    </style:style>
    <style:style style:family="text" style:name="T26" style:display-name="T26">
      <style:text-properties/>
    </style:style>
    <style:style style:family="text" style:name="T27" style:display-name="T27">
      <style:text-properties/>
    </style:style>
    <style:style style:family="text" style:name="T28" style:display-name="T28">
      <style:text-properties/>
    </style:style>
    <style:style style:family="text" style:name="T29" style:display-name="T29">
      <style:text-properties/>
    </style:style>
    <style:style style:family="text" style:name="T30" style:display-name="T30">
      <style:text-properties/>
    </style:style>
    <style:style style:family="text" style:name="T31" style:display-name="T31">
      <style:text-properties/>
    </style:style>
    <style:style style:family="text" style:name="T32" style:display-name="T32">
      <style:text-properties/>
    </style:style>
    <style:style style:family="text" style:name="T33" style:display-name="T33">
      <style:text-properties/>
    </style:style>
    <style:style style:family="text" style:name="T34" style:display-name="T34">
      <style:text-properties/>
    </style:style>
    <style:style style:family="text" style:name="T35" style:display-name="T35">
      <style:text-properties/>
    </style:style>
    <style:style style:family="text" style:name="T36" style:display-name="T36">
      <style:text-properties/>
    </style:style>
    <style:style style:family="text" style:name="T37" style:display-name="T37">
      <style:text-properties/>
    </style:style>
    <style:style style:family="text" style:name="T38" style:display-name="T38">
      <style:text-properties/>
    </style:style>
    <style:style style:family="text" style:name="T39" style:display-name="T39">
      <style:text-properties/>
    </style:style>
    <style:style style:family="text" style:name="T40" style:display-name="T40">
      <style:text-properties/>
    </style:style>
    <style:style style:family="text" style:name="T41" style:display-name="T41">
      <style:text-properties/>
    </style:style>
    <style:style style:family="text" style:name="T42" style:display-name="T42">
      <style:text-properties/>
    </style:style>
    <style:style style:family="text" style:name="T43" style:display-name="T43">
      <style:text-properties/>
    </style:style>
    <style:style style:family="text" style:name="T44" style:display-name="T44">
      <style:text-properties/>
    </style:style>
    <style:style style:family="text" style:name="T45" style:display-name="T45">
      <style:text-properties/>
    </style:style>
    <style:style style:family="text" style:name="T46" style:display-name="T46">
      <style:text-properties/>
    </style:style>
    <style:style style:family="text" style:name="T47" style:display-name="T47">
      <style:text-properties/>
    </style:style>
    <style:style style:family="text" style:name="T48" style:display-name="T48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4.0</meta:generator>
  </office:meta>
</office:document-meta>
</file>